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5c43b"/>
    </style:style>
    <style:style style:name="P2" style:family="paragraph" style:parent-style-name="Standard">
      <style:text-properties fo:font-weight="bold" officeooo:paragraph-rsid="000895c5" style:font-weight-asian="bold" style:font-weight-complex="bold"/>
    </style:style>
    <style:style style:name="P3" style:family="paragraph" style:parent-style-name="Standard">
      <style:text-properties officeooo:paragraph-rsid="000a1a9f"/>
    </style:style>
    <style:style style:name="P4" style:family="paragraph" style:parent-style-name="Standard">
      <style:text-properties officeooo:paragraph-rsid="000d5123"/>
    </style:style>
    <style:style style:name="P5" style:family="paragraph" style:parent-style-name="Standard">
      <style:text-properties officeooo:rsid="0005c43b" officeooo:paragraph-rsid="0005c43b"/>
    </style:style>
    <style:style style:name="P6" style:family="paragraph" style:parent-style-name="Standard">
      <style:text-properties officeooo:rsid="0007a4a7" officeooo:paragraph-rsid="0005c43b"/>
    </style:style>
    <style:style style:name="P7" style:family="paragraph" style:parent-style-name="Standard">
      <style:text-properties officeooo:rsid="000d5123" officeooo:paragraph-rsid="000d5123"/>
    </style:style>
    <style:style style:name="P8" style:family="paragraph" style:parent-style-name="Standard">
      <style:text-properties officeooo:rsid="000ea8e2" officeooo:paragraph-rsid="000ea8e2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7a4a7" officeooo:paragraph-rsid="0007a4a7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7a4a7" officeooo:paragraph-rsid="0010eb85" style:font-weight-asian="bold" style:font-weight-complex="bold"/>
    </style:style>
    <style:style style:name="T1" style:family="text">
      <style:text-properties officeooo:rsid="0005c43b"/>
    </style:style>
    <style:style style:name="T2" style:family="text">
      <style:text-properties officeooo:rsid="0006cf08"/>
    </style:style>
    <style:style style:name="T3" style:family="text">
      <style:text-properties officeooo:rsid="0007a4a7"/>
    </style:style>
    <style:style style:name="T4" style:family="text">
      <style:text-properties fo:font-weight="bold" officeooo:rsid="0005c43b" style:font-weight-asian="bold" style:font-weight-complex="bold"/>
    </style:style>
    <style:style style:name="T5" style:family="text">
      <style:text-properties officeooo:rsid="000895c5"/>
    </style:style>
    <style:style style:name="T6" style:family="text">
      <style:text-properties officeooo:rsid="000a1a9f"/>
    </style:style>
    <style:style style:name="T7" style:family="text">
      <style:text-properties officeooo:rsid="000bfbd5"/>
    </style:style>
    <style:style style:name="T8" style:family="text">
      <style:text-properties officeooo:rsid="000c6418"/>
    </style:style>
    <style:style style:name="T9" style:family="text">
      <style:text-properties officeooo:rsid="000d5123"/>
    </style:style>
    <style:style style:name="T10" style:family="text">
      <style:text-properties officeooo:rsid="000eddff"/>
    </style:style>
    <style:style style:name="T11" style:family="text">
      <style:text-properties officeooo:rsid="000f48bc"/>
    </style:style>
    <style:style style:name="T12" style:family="text">
      <style:text-properties officeooo:rsid="0010eb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est Box Setup Procedure</text:p>
      <text:p text:style-name="P9"/>
      <text:p text:style-name="P9"/>
      <text:p text:style-name="P10"><text:span text:style-name="T12">SCRIPT FOR COMPILING SOURCE DEPENING ON (detect) OS/32/64bit, etc</text:span></text:p>
      <text:p text:style-name="P5"/>
      <text:p text:style-name="P5"/>
      <text:p text:style-name="P1"><text:span text:style-name="T4">Software</text:span><text:span text:style-name="T1"> To Have Installed:</text:span></text:p>
      <text:p text:style-name="P1"><text:span text:style-name="T1">git, Dropbox, Xilinx ISE Design (Webpack, free, to be used), LPCXpresso (Free Edition), </text:span><text:span text:style-name="T10">openJDK 7 jre/jdk.</text:span></text:p>
      <text:p text:style-name="P3"><text:span text:style-name="T6">Extra: </text:span><text:span text:style-name="T9">cmake, </text:span><text:span text:style-name="T6">ROS (for /addons, /</text:span><text:span text:style-name="T7">config</text:span><text:span text:style-name="T6">)</text:span></text:p>
      <text:p text:style-name="P5"/>
      <text:p text:style-name="P2"><text:span text:style-name="T5">Procedure</text:span><text:span text:style-name="T5">:</text:span></text:p>
      <text:p text:style-name="P5"/>
      <text:p text:style-name="P5">1: Clone the following repositories: </text:p>
      <text:p text:style-name="P5"><text:tab/>git@git.assembla.com:oip_scm.git</text:p>
      <text:p text:style-name="P5"><text:tab/>git@git.assembla.com:saferemotecontrol.git</text:p>
      <text:p text:style-name="P5"><text:tab/>https://github.com/humanisticrobotics/hri-safe-remote-control-system</text:p>
      <text:p text:style-name="P5"/>
      <text:p text:style-name="P5">2: Run the makefiles in the following directories: (make clean is suggested)</text:p>
      <text:p text:style-name="P1"><text:span text:style-name="T1"><text:tab/>firmware/</text:span><text:span text:style-name="T6">lpc21isp</text:span></text:p>
      <text:p text:style-name="P1"><text:span text:style-name="T1"><text:tab/></text:span><text:span text:style-name="T3">drivers/</text:span><text:span text:style-name="T6">C</text:span><text:span text:style-name="T3">: make sure /lib exists (mkdir lib)</text:span></text:p>
      <text:p text:style-name="P1"><text:span text:style-name="T3"><text:tab/></text:span><text:span text:style-name="T6">drivers/analyzer: extract tar </text:span><text:span text:style-name="T11">first.</text:span></text:p>
      <text:p text:style-name="P6"><text:tab/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Notes:</text:p>
      <text:p text:style-name="P5">1. Test Box was a DELL Dimension c521 with AMD64 running Ubuntu 12.04 LTS (32-Bit)</text:p>
      <text:p text:style-name="P1"><text:span text:style-name="T1">2. </text:span><text:span text:style-name="T2">Make clean should be run to ensure object files are compatible for test system. (Compiled for 32/64Bit).</text:span></text:p>
      <text:p text:style-name="P4"><text:span text:style-name="T8">3. /tools contains the Java GUI for the downloader/config </text:span><text:span text:style-name="T9">of SRC, scripts to program LP1768.</text:span></text:p>
      <text:p text:style-name="P7">4. /sandbox contains some demo, ROS software.</text:p>
      <text:p text:style-name="P8">5. ./hri_safety_sense and _test use ROS.</text:p>
      <text:p text:style-name="P7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3T09:52:45</meta:creation-date>
    <dc:date>2014-02-09T10:04:22</dc:date>
    <meta:editing-duration>PT1H33M14S</meta:editing-duration>
    <meta:editing-cycles>11</meta:editing-cycles>
    <meta:generator>LibreOffice/3.6$Linux_X86_64 LibreOffice_project/360m1$Build-2</meta:generator>
    <dc:creator>Fredy </dc:creator>
    <meta:document-statistic meta:table-count="0" meta:image-count="0" meta:object-count="0" meta:page-count="1" meta:paragraph-count="22" meta:word-count="134" meta:character-count="1006" meta:non-whitespace-character-count="881"/>
  </office:meta>
</office:document-meta>
</file>